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4pt" fo:font-weight="bold" officeooo:rsid="0012e7a7" officeooo:paragraph-rsid="0012e7a7" style:font-size-asian="12.25pt" style:font-weight-asian="bold" style:font-size-complex="14pt" style:font-weight-complex="bold"/>
    </style:style>
    <style:style style:name="P2" style:family="paragraph" style:parent-style-name="Preformatted_20_Text" style:list-style-name="L1">
      <style:paragraph-properties fo:text-align="start" style:justify-single-word="false"/>
      <style:text-properties style:font-name="Arial" fo:font-size="10pt" fo:font-weight="normal" officeooo:rsid="0012e7a7" officeooo:paragraph-rsid="0012e7a7" style:font-size-asian="10pt" style:font-weight-asian="normal" style:font-size-complex="10pt" style:font-weight-complex="normal"/>
    </style:style>
    <style:style style:name="P3" style:family="paragraph" style:parent-style-name="Preformatted_20_Text" style:list-style-name="L1">
      <style:paragraph-properties fo:text-align="start" style:justify-single-word="false"/>
      <style:text-properties style:font-name="Arial" fo:font-size="10pt" fo:font-weight="normal" officeooo:rsid="0013086c" officeooo:paragraph-rsid="0013086c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0pt" fo:font-weight="normal" officeooo:rsid="0013086c" officeooo:paragraph-rsid="0013086c" style:font-size-asian="8.75pt" style:font-weight-asian="normal" style:font-size-complex="10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size="8pt" fo:font-weight="normal" officeooo:rsid="0013086c" officeooo:paragraph-rsid="0013086c" style:font-size-asian="7pt" style:font-weight-asian="normal" style:font-size-complex="8pt" style:font-weight-complex="normal"/>
    </style:style>
    <style:style style:name="T1" style:family="text">
      <style:text-properties officeooo:rsid="001308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e for merging font files on GitHub</text:p>
      <text:p text:style-name="P4"/>
      <text:p text:style-name="P5">Note: <text:s/>This procedure is based on using the GitHub desktop App.</text:p>
      <text:p text:style-name="P5"/>
      <text:list xml:id="list1150024693" text:style-name="L1">
        <text:list-item>
          <text:p text:style-name="P2">Make sure your local repository is up to date <text:span text:style-name="T1">and at active branch.</text:span></text:p>
        </text:list-item>
        <text:list-item>
          <text:p text:style-name="P2">Execute fontforge on the sfd file in the local repository.</text:p>
        </text:list-item>
        <text:list-item>
          <text:p text:style-name="P2">From fontforge File→Open. <text:s text:c="2"/>Open the file you made changes to.</text:p>
        </text:list-item>
        <text:list-item>
          <text:p text:style-name="P2">Under Element→Compare Fonts. <text:s/>Review changes.</text:p>
        </text:list-item>
        <text:list-item>
          <text:p text:style-name="P2">If changes are acceptable <text:s/>Element→Merge Fonts.</text:p>
        </text:list-item>
        <text:list-item>
          <text:p text:style-name="P2">Review fonts.</text:p>
        </text:list-item>
        <text:list-item>
          <text:p text:style-name="P2">Save the repository file.</text:p>
        </text:list-item>
        <text:list-item>
          <text:p text:style-name="P3">Commit the file. <text:s/>Be sure to give a Summary and if necessary a description.</text:p>
        </text:list-item>
        <text:list-item>
          <text:p text:style-name="P3">Push to orig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08:52:27.708000000</dc:date>
    <meta:editing-duration>PT4M54S</meta:editing-duration>
    <meta:editing-cycles>1</meta:editing-cycles>
    <meta:document-statistic meta:table-count="0" meta:image-count="0" meta:object-count="0" meta:page-count="1" meta:paragraph-count="11" meta:word-count="94" meta:character-count="521" meta:non-whitespace-character-count="441"/>
    <meta:generator>LibreOffice/6.0.2.1$Windows_X86_64 LibreOffice_project/f7f06a8f319e4b62f9bc5095aa112a65d2f3ac89</meta:generator>
  </office:meta>
</office:document-meta>
</file>